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f99b" officeooo:paragraph-rsid="0013f99b"/>
    </style:style>
    <style:style style:name="P2" style:family="paragraph" style:parent-style-name="Standard">
      <style:text-properties officeooo:rsid="00156f73" officeooo:paragraph-rsid="00156f73"/>
    </style:style>
    <style:style style:name="P3" style:family="paragraph" style:parent-style-name="Standard">
      <style:text-properties officeooo:rsid="0013f99b" officeooo:paragraph-rsid="0013f99b"/>
    </style:style>
    <style:style style:name="P4" style:family="paragraph" style:parent-style-name="Standard">
      <style:text-properties officeooo:rsid="0013f99b" officeooo:paragraph-rsid="001bc31c"/>
    </style:style>
    <style:style style:name="P5" style:family="paragraph" style:parent-style-name="Standard">
      <style:text-properties officeooo:rsid="0015c752" officeooo:paragraph-rsid="0015c752"/>
    </style:style>
    <style:style style:name="P6" style:family="paragraph" style:parent-style-name="Standard">
      <style:text-properties officeooo:rsid="00156f73" officeooo:paragraph-rsid="00156f73"/>
    </style:style>
    <style:style style:name="P7" style:family="paragraph" style:parent-style-name="Standard">
      <style:text-properties officeooo:rsid="001674d8" officeooo:paragraph-rsid="001674d8"/>
    </style:style>
    <style:style style:name="P8" style:family="paragraph" style:parent-style-name="Standard">
      <style:text-properties fo:font-size="15pt" officeooo:rsid="001674d8" officeooo:paragraph-rsid="001674d8" style:font-size-asian="15pt" style:font-size-complex="15pt"/>
    </style:style>
    <style:style style:name="P9" style:family="paragraph" style:parent-style-name="Standard">
      <style:text-properties fo:font-size="15pt" officeooo:rsid="0013f99b" officeooo:paragraph-rsid="0013f99b" style:font-size-asian="15pt" style:font-size-complex="15pt"/>
    </style:style>
    <style:style style:name="P10" style:family="paragraph" style:parent-style-name="Standard">
      <style:text-properties fo:font-size="15pt" officeooo:rsid="00156f73" officeooo:paragraph-rsid="00156f73" style:font-size-asian="15pt" style:font-size-complex="15pt"/>
    </style:style>
    <style:style style:name="T1" style:family="text">
      <style:text-properties officeooo:rsid="0015c752"/>
    </style:style>
    <style:style style:name="T2" style:family="text">
      <style:text-properties style:text-position="super 58%" officeooo:rsid="0015c752"/>
    </style:style>
    <style:style style:name="T3" style:family="text">
      <style:text-properties style:text-position="super 58%" officeooo:rsid="0016d952"/>
    </style:style>
    <style:style style:name="T4" style:family="text">
      <style:text-properties officeooo:rsid="0016d952"/>
    </style:style>
    <style:style style:name="T5" style:family="text">
      <style:text-properties style:text-position="0% 100%" officeooo:rsid="0016d952"/>
    </style:style>
    <style:style style:name="T6" style:family="text">
      <style:text-properties style:text-position="0% 100%" fo:font-style="italic" officeooo:rsid="0016d952" style:font-style-asian="italic" style:font-style-complex="italic"/>
    </style:style>
    <style:style style:name="T7" style:family="text">
      <style:text-properties style:text-position="0% 100%" officeooo:rsid="001bc31c"/>
    </style:style>
    <style:style style:name="T8" style:family="text">
      <style:text-properties style:text-position="0% 100%" fo:font-size="16pt" officeooo:rsid="001bc31c" style:font-size-asian="16pt" style:font-size-complex="16pt"/>
    </style:style>
    <style:style style:name="T9" style:family="text">
      <style:text-properties officeooo:rsid="0018cd14"/>
    </style:style>
    <style:style style:name="T10" style:family="text">
      <style:text-properties officeooo:rsid="001a72e8"/>
    </style:style>
    <style:style style:name="T11" style:family="text">
      <style:text-properties officeooo:rsid="001bc31c"/>
    </style:style>
    <style:style style:name="T12" style:family="text">
      <style:text-properties style:text-position="sub 58%" fo:font-size="16pt" officeooo:rsid="001bc31c"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de TIA</text:p>
      <text:p text:style-name="P1"/>
      <text:p text:style-name="P1"/>
      <text:p text:style-name="P1"/>
      <text:p text:style-name="P1">1. Problema</text:p>
      <text:p text:style-name="P1"/>
      <text:p text:style-name="P1"><text:tab/><text:span text:style-name="T1">Tenemos un mapa 2D (en el dominio de los Reales</text:span><text:span text:style-name="T2">2</text:span><text:span text:style-name="T1">), donde hay un punto de inicio y un destinoal que llegar. El reto reside en que hay una serie de obstáculos (líneas) que hay que bordear para llegar al destino por el camino más corto.</text:span></text:p>
      <text:p text:style-name="P1"/>
      <text:p text:style-name="P5">[Insertar imagen de ejemplo]</text:p>
      <text:p text:style-name="P5"/>
      <text:p text:style-name="P8">2. Tecnologías y métodos utilizados en el trabajo</text:p>
      <text:p text:style-name="P7"><text:tab/></text:p>
      <text:p text:style-name="P7"><text:tab/>A pesar de existir herramientas y librerías para esta clase de problemas, se ha decidido implementar todo de 0, debido a que se ha tenido curiosidad por cómo sería el proceso de crear el propio motor. Se ha utilizado el lenguaje Python.</text:p>
      <text:p text:style-name="P7"><text:tab/></text:p>
      <text:p text:style-name="P7"><text:tab/>El problema esta relacionado con cálculos de álgebra lineal sencillos, como calcular los puntos de intersección entre dos tramos de rectas. De nuevo implementados por el alumno.</text:p>
      <text:p text:style-name="P7"/>
      <text:p text:style-name="P7"><text:tab/>El módulo utils/math_lines.py contiene las clases Point, Vector y Line con los que se contruye todo el problema. <text:span text:style-name="T4">Estas clases tienen cálculos básicos para construir lineas a partir de puntos, detectar intersecciones entre líneas, calcular vectores perpendiculares, sumas de vectores, etc.</text:span></text:p>
      <text:p text:style-name="P7"><text:tab/></text:p>
      <text:p text:style-name="P7"><text:tab/>El módulo utils/individuo.py contiene la clase Individu<text:span text:style-name="T4">o</text:span>, que se construye con la lista de los puntos por donde pasa y en qué generación del algoritmo génetico se ha creado. Entre otros, permite el cálculo de la longitud del camino que describe. <text:span text:style-name="T4">Hablaremos del individuo en el capítulo 3. </text:span><text:span text:style-name="T11">Se contruye el tramo siguiendo consecutivamente los puntos. Todos los puntos que no son el inicial o el final, pertenecen a dos tramos, el del punto anterior, y el del posterior. Si hablamos del tramo “i” nos referimos al que va desde el punto P</text:span><text:span text:style-name="T12">i</text:span><text:span text:style-name="T7"> al P</text:span><text:span text:style-name="T12">i+1</text:span><text:span text:style-name="T8">.</text:span></text:p>
      <text:p text:style-name="P7"/>
      <text:p text:style-name="P7"><text:tab/>El módulo utils/map.py contiene la clase Map que se construye con su anchura, altura, puntos de inicio y destino y una lista de líneas que representarán los obstáculos que el individuo deberá bordear. <text:span text:style-name="T4">También se puede construir a partir de un fichero que contenga los pares de puntos que forman las líneas.<text:line-break/><text:tab/></text:span><text:span text:style-name="T11">Esta clase es muy importante, ya que es la que nos permite calcular las colisiones de un individuo particular con el método getIndividualCollisions(Individuo). Donde se devuelve una tupla de pares con el tramo “i” donde ha ocurrido la colisión y la lista de obstáculos (Líneas que forman el mapa) con las que este tramo interseca.</text:span></text:p>
      <text:p text:style-name="P7"/>
      <text:p text:style-name="P7"><text:tab/>Los 3 componentes principales de la construcción de un problema son el mapa (formado por una lista de líneas), el algoritmo genético.</text:p>
      <text:p text:style-name="P1"/>
      <text:p text:style-name="P9"><text:span text:style-name="T4">3.</text:span> Diseño de los individuos</text:p>
      <text:p text:style-name="P1"/>
      <text:p text:style-name="P1"><text:tab/><text:span text:style-name="T1">En este caso, los individuos se representan con una lista de puntos, esto </text:span><text:span text:style-name="T4">es una</text:span><text:span text:style-name="T1"> representa</text:span><text:span text:style-name="T4">ción del camino a seguir, donde el fenotipo se iría</text:span><text:span text:style-name="T1"> desplaza</text:span><text:span text:style-name="T4">ndo </text:span><text:span text:style-name="T1">de un punto al siguiente </text:span><text:span text:style-name="T4">en línea recta</text:span><text:span text:style-name="T1"> hasta llegar al último. </text:span><text:span text:style-name="T4">Dado que se debe viajar del punto de inicio al de destino,</text:span><text:span text:style-name="T1">,la lista tendrá siempre en el 1r elemento el punto de inicio y en el último el punto destino. A pesar de </text:span><text:soft-page-break/><text:span text:style-name="T1">ser redundante, </text:span><text:span text:style-name="T4">y que ocupa un poco más de espacio de </text:span><text:span text:style-name="T1">memoria, facilita la implementación de los algoritmos.</text:span></text:p>
      <text:p text:style-name="P1"><text:tab/></text:p>
      <text:p text:style-name="P1"><text:tab/><text:span text:style-name="T4">Su fitnes vendrá dado por la siguiente función:</text:span></text:p>
      <text:p text:style-name="P1"><text:tab/><text:span text:style-name="T4">f(i) = i.long() * 10</text:span><text:span text:style-name="T3">Obs</text:span></text:p>
      <text:p text:style-name="P1"><text:span text:style-name="T5"><text:tab/></text:span></text:p>
      <text:p text:style-name="P1"><text:span text:style-name="T5"><text:tab/>Donde </text:span><text:span text:style-name="T6">Obs</text:span><text:span text:style-name="T5"> representa el número de intersecciones que tiene el camino del individuo con los obtáculos, independientemente de si se repiten colisiones con el mismo obstáculo.</text:span></text:p>
      <text:p text:style-name="P1"><text:span text:style-name="T5"/></text:p>
      <text:p text:style-name="P1"><text:span text:style-name="T5"><text:tab/></text:span><text:span text:style-name="T7">En el segundo algoritmo genético implementado, se reduce a</text:span></text:p>
      <text:p text:style-name="P4"><text:span text:style-name="T5"><text:tab/>f(i) = i.long()</text:span></text:p>
      <text:p text:style-name="P4"><text:span text:style-name="T5"><text:tab/></text:span></text:p>
      <text:p text:style-name="P4"><text:span text:style-name="T7"><text:tab/>Ya que al siempre utilizar soluciones factibles, Obs=0.</text:span></text:p>
      <text:p text:style-name="P1"/>
      <text:p text:style-name="P10">3. Descripcion de se ha diseñado el GE</text:p>
      <text:p text:style-name="P2"/>
      <text:p text:style-name="P2"/>
      <text:p text:style-name="P2">* <text:span text:style-name="T1">Población Inicial</text:span></text:p>
      <text:p text:style-name="P2"><text:tab/></text:p>
      <text:p text:style-name="P2"><text:tab/><text:span text:style-name="T4">La población inicial </text:span><text:span text:style-name="T9">se calcula con un algoritmo que se ha decidido llamarlo “Elastic Lines”, ya que recuerda a una cuerda elástica siendo estirada hasta los bordes de los obstáculos.</text:span></text:p>
      <text:p text:style-name="P2"><text:tab/></text:p>
      <text:p text:style-name="P2"><text:tab/><text:span text:style-name="T10">Este algoritmo devuelve una lista de soluciones factibles, </text:span><text:span text:style-name="T11">no garantiza generar la óptima, de echo, existen mapas donde nunca la devuelve</text:span><text:span text:style-name="T10">. Puede iterarar hasta que no encuentre ninguna más. Por eso el algoritmo termina cuando alcanza N soluciones factibles. Por ello, solo tenemos que proporcionar el tamaño de la población inicial.</text:span></text:p>
      <text:p text:style-name="P2"/>
      <text:p text:style-name="P2"><text:tab/><text:span text:style-name="T10">Elastic Lines funciona del siguiente modo:</text:span></text:p>
      <text:p text:style-name="P2"><text:tab/></text:p>
      <text:p text:style-name="P2"><text:tab/><text:span text:style-name="T10">Dada una lista de pares con individuos y su lista de colisiones </text:span><text:span text:style-name="T11">(es decir, individuos no factibles)</text:span></text:p>
      <text:p text:style-name="P2"/>
      <text:p text:style-name="P2"/>
      <text:p text:style-name="P2">* Seleccion</text:p>
      <text:p text:style-name="P2">* Cruce</text:p>
      <text:p text:style-name="P2">* Mutacion</text:p>
      <text:p text:style-name="P2"><text:tab/>Para cada caso</text:p>
      <text:p text:style-name="P2">Hacer experimentos cambiando solo 1 parámetro. O varias mutaciones, cruces.</text:p>
      <text:p text:style-name="P2">Probar también diferentes map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5:23:34.094173473</meta:creation-date>
    <dc:date>2023-09-28T17:38:51.880719923</dc:date>
    <meta:editing-duration>PT6M23S</meta:editing-duration>
    <meta:editing-cycles>3</meta:editing-cycles>
    <meta:generator>LibreOffice/7.3.7.2$Linux_X86_64 LibreOffice_project/30$Build-2</meta:generator>
    <meta:document-statistic meta:table-count="0" meta:image-count="0" meta:object-count="0" meta:page-count="2" meta:paragraph-count="40" meta:word-count="687" meta:character-count="4128" meta:non-whitespace-character-count="3443"/>
  </office:meta>
</office:document-meta>
</file>